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5.193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>
            <text:p>ID</text:p>
          </table:table-cell>
          <table:table-cell table:style-name="ce1" office:value-type="string">
            <text:p>True Ranking</text:p>
          </table:table-cell>
          <table:table-cell table:style-name="ce1"/>
          <table:table-cell table:style-name="ce1" office:value-type="string">
            <text:p>ID</text:p>
          </table:table-cell>
          <table:table-cell table:style-name="ce1" office:value-type="string">
            <text:p>Page Rank</text:p>
          </table:table-cell>
          <table:table-cell office:value-type="string">
            <text:p>Relevant</text:p>
          </table:table-cell>
          <table:table-cell table:number-columns-repeated="2"/>
          <table:table-cell office:value-type="string">
            <text:p>Recall</text:p>
          </table:table-cell>
          <table:table-cell office:value-type="string">
            <text:p>Precision</text:p>
          </table:table-cell>
          <table:table-cell/>
          <table:table-cell office:value-type="string">
            <text:p>Average Preci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string">
            <text:p>Web Mining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Data_mining</text:p>
          </table:table-cell>
          <table:table-cell office:value-type="float" office:value="1">
            <text:p>1</text:p>
          </table:table-cell>
          <table:table-cell table:formula="of:=[.G2]/LOG([.A2]+1.2 )" office:value-type="float" office:value="2.92036730043365">
            <text:p>2,9203673004</text:p>
          </table:table-cell>
          <table:table-cell table:formula="of:=1/LOG([.A2]+1.2)" office:value-type="float" office:value="2.92036730043365">
            <text:p>2,9203673004</text:p>
          </table:table-cell>
          <table:table-cell table:formula="of:=1/12*SUM([.G$2:.G2])" office:value-type="float" office:value="0.0833333333333333">
            <text:p>0,0833333333</text:p>
          </table:table-cell>
          <table:table-cell table:formula="of:=1/[.A2]*SUM([.$G$2:.G2])" office:value-type="float" office:value="1">
            <text:p>1</text:p>
          </table:table-cell>
          <table:table-cell/>
          <table:table-cell table:formula="of:=[.K2]*[.G2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Information retrieva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luster_analysis</text:p>
          </table:table-cell>
          <table:table-cell office:value-type="float" office:value="0">
            <text:p>0</text:p>
          </table:table-cell>
          <table:table-cell table:formula="of:=[.G3]/LOG([.A3]+1)" office:value-type="float" office:value="0">
            <text:p>0</text:p>
          </table:table-cell>
          <table:table-cell table:formula="of:=1/LOG([.A3]+1.2)" office:value-type="float" office:value="1.97961010178785">
            <text:p>1,9796101018</text:p>
          </table:table-cell>
          <table:table-cell table:formula="of:=1/12*SUM([.G$2:.G3])" office:value-type="float" office:value="0.0833333333333333">
            <text:p>0,0833333333</text:p>
          </table:table-cell>
          <table:table-cell table:formula="of:=1/[.A3]*SUM([.$G$2:.G3])" office:value-type="float" office:value="0.5">
            <text:p>0,5</text:p>
          </table:table-cell>
          <table:table-cell/>
          <table:table-cell table:formula="of:=[.K3]*[.G3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string">
            <text:p>Data min­ing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Text_mining</text:p>
          </table:table-cell>
          <table:table-cell office:value-type="float" office:value="1">
            <text:p>1</text:p>
          </table:table-cell>
          <table:table-cell table:formula="of:=[.G4]/LOG([.A4]+1)" office:value-type="float" office:value="1.66096404744368">
            <text:p>1,6609640474</text:p>
          </table:table-cell>
          <table:table-cell table:formula="of:=1/LOG([.A4]+1.2)" office:value-type="float" office:value="1.60449440602102">
            <text:p>1,604494406</text:p>
          </table:table-cell>
          <table:table-cell table:formula="of:=1/12*SUM([.G$2:.G4])" office:value-type="float" office:value="0.166666666666667">
            <text:p>0,1666666667</text:p>
          </table:table-cell>
          <table:table-cell table:formula="of:=1/[.A4]*SUM([.$G$2:.G4])" office:value-type="float" office:value="0.666666666666667">
            <text:p>0,6666666667</text:p>
          </table:table-cell>
          <table:table-cell/>
          <table:table-cell table:formula="of:=[.K4]*[.G4]" office:value-type="float" office:value="0.666666666666667">
            <text:p>0,66666666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string">
            <text:p>Text Mining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RapidMiner</text:p>
          </table:table-cell>
          <table:table-cell office:value-type="float" office:value="1">
            <text:p>1</text:p>
          </table:table-cell>
          <table:table-cell table:formula="of:=[.G5]/LOG([.A5]+1)" office:value-type="float" office:value="1.43067655807339">
            <text:p>1,4306765581</text:p>
          </table:table-cell>
          <table:table-cell table:formula="of:=1/LOG([.A5]+1.2)" office:value-type="float" office:value="1.39664152254302">
            <text:p>1,3966415225</text:p>
          </table:table-cell>
          <table:table-cell table:formula="of:=1/12*SUM([.G$2:.G5])" office:value-type="float" office:value="0.25">
            <text:p>0,25</text:p>
          </table:table-cell>
          <table:table-cell table:formula="of:=1/[.A5]*SUM([.$G$2:.G5])" office:value-type="float" office:value="0.75">
            <text:p>0,75</text:p>
          </table:table-cell>
          <table:table-cell/>
          <table:table-cell table:formula="of:=[.K5]*[.G5]" office:value-type="float" office:value="0.75">
            <text:p>0,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Natural language processing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Web_mining</text:p>
          </table:table-cell>
          <table:table-cell office:value-type="float" office:value="1">
            <text:p>1</text:p>
          </table:table-cell>
          <table:table-cell table:formula="of:=[.G6]/LOG([.A6]+1)" office:value-type="float" office:value="1.28509720893847">
            <text:p>1,2850972089</text:p>
          </table:table-cell>
          <table:table-cell table:formula="of:=1/LOG([.A6]+1.2)" office:value-type="float" office:value="1.26200213007434">
            <text:p>1,2620021301</text:p>
          </table:table-cell>
          <table:table-cell table:formula="of:=1/12*SUM([.G$2:.G6])" office:value-type="float" office:value="0.333333333333333">
            <text:p>0,3333333333</text:p>
          </table:table-cell>
          <table:table-cell table:formula="of:=1/[.A6]*SUM([.$G$2:.G6])" office:value-type="float" office:value="0.8">
            <text:p>0,8</text:p>
          </table:table-cell>
          <table:table-cell/>
          <table:table-cell table:formula="of:=[.K6]*[.G6]" office:value-type="float" office:value="0.8">
            <text:p>0,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Internet</text:p>
          </table:table-cell>
          <table:table-cell/>
          <table:table-cell table:style-name="ce2" office:value-type="float" office:value="11">
            <text:p>11</text:p>
          </table:table-cell>
          <table:table-cell office:value-type="string">
            <text:p>Biomedical_text_mining</text:p>
          </table:table-cell>
          <table:table-cell office:value-type="float" office:value="1">
            <text:p>1</text:p>
          </table:table-cell>
          <table:table-cell table:formula="of:=[.G7]/LOG([.A7]+1)" office:value-type="float" office:value="1.18329466245494">
            <text:p>1,1832946625</text:p>
          </table:table-cell>
          <table:table-cell table:formula="of:=1/LOG([.A7]+1.2)" office:value-type="float" office:value="1.16640860361948">
            <text:p>1,1664086036</text:p>
          </table:table-cell>
          <table:table-cell table:formula="of:=1/12*SUM([.G$2:.G7])" office:value-type="float" office:value="0.416666666666667">
            <text:p>0,4166666667</text:p>
          </table:table-cell>
          <table:table-cell table:formula="of:=1/[.A7]*SUM([.$G$2:.G7])" office:value-type="float" office:value="0.833333333333333">
            <text:p>0,8333333333</text:p>
          </table:table-cell>
          <table:table-cell/>
          <table:table-cell table:formula="of:=[.K7]*[.G7]" office:value-type="float" office:value="0.833333333333333">
            <text:p>0,8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Naive Bayes classifier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Data_stream_mining</text:p>
          </table:table-cell>
          <table:table-cell office:value-type="float" office:value="1">
            <text:p>1</text:p>
          </table:table-cell>
          <table:table-cell table:formula="of:=[.G8]/LOG([.A8]+1)" office:value-type="float" office:value="1.10730936496245">
            <text:p>1,107309365</text:p>
          </table:table-cell>
          <table:table-cell table:formula="of:=1/LOG([.A8]+1.2)" office:value-type="float" office:value="1.09431477471201">
            <text:p>1,0943147747</text:p>
          </table:table-cell>
          <table:table-cell table:formula="of:=1/12*SUM([.G$2:.G8])" office:value-type="float" office:value="0.5">
            <text:p>0,5</text:p>
          </table:table-cell>
          <table:table-cell table:formula="of:=1/[.A8]*SUM([.$G$2:.G8])" office:value-type="float" office:value="0.857142857142857">
            <text:p>0,8571428571</text:p>
          </table:table-cell>
          <table:table-cell/>
          <table:table-cell table:formula="of:=[.K8]*[.G8]" office:value-type="float" office:value="0.857142857142857">
            <text:p>0,85714285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eka (machine learning)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Co-occurrence_networks</text:p>
          </table:table-cell>
          <table:table-cell office:value-type="float" office:value="0">
            <text:p>0</text:p>
          </table:table-cell>
          <table:table-cell table:formula="of:=[.G9]/LOG([.A9]+1)" office:value-type="float" office:value="0">
            <text:p>0</text:p>
          </table:table-cell>
          <table:table-cell table:formula="of:=1/LOG([.A9]+1.2)" office:value-type="float" office:value="1.0375727640742">
            <text:p>1,0375727641</text:p>
          </table:table-cell>
          <table:table-cell table:formula="of:=1/12*SUM([.G$2:.G9])" office:value-type="float" office:value="0.5">
            <text:p>0,5</text:p>
          </table:table-cell>
          <table:table-cell table:formula="of:=1/[.A9]*SUM([.$G$2:.G9])" office:value-type="float" office:value="0.75">
            <text:p>0,75</text:p>
          </table:table-cell>
          <table:table-cell/>
          <table:table-cell table:formula="of:=[.K9]*[.G9]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office:value-type="string">
            <text:p>Biomedical text mining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Deep_Web_Technologies</text:p>
          </table:table-cell>
          <table:table-cell office:value-type="float" office:value="0">
            <text:p>0</text:p>
          </table:table-cell>
          <table:table-cell table:formula="of:=[.G10]/LOG([.A10]+1)" office:value-type="float" office:value="0">
            <text:p>0</text:p>
          </table:table-cell>
          <table:table-cell table:formula="of:=1/LOG([.A10]+1.2)" office:value-type="float" office:value="0.991473160522178">
            <text:p>0,9914731605</text:p>
          </table:table-cell>
          <table:table-cell table:formula="of:=1/12*SUM([.G$2:.G10])" office:value-type="float" office:value="0.5">
            <text:p>0,5</text:p>
          </table:table-cell>
          <table:table-cell table:formula="of:=1/[.A10]*SUM([.$G$2:.G10])" office:value-type="float" office:value="0.666666666666667">
            <text:p>0,6666666667</text:p>
          </table:table-cell>
          <table:table-cell/>
          <table:table-cell table:formula="of:=[.K10]*[.G10]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office:value-type="string">
            <text:p>Data stream mining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Ren-rou</text:p>
          </table:table-cell>
          <table:table-cell office:value-type="float" office:value="0">
            <text:p>0</text:p>
          </table:table-cell>
          <table:table-cell table:formula="of:=[.G11]/LOG([.A11]+1)" office:value-type="float" office:value="0">
            <text:p>0</text:p>
          </table:table-cell>
          <table:table-cell table:formula="of:=1/LOG([.A11]+1.2)" office:value-type="float" office:value="0.953090757491064">
            <text:p>0,9530907575</text:p>
          </table:table-cell>
          <table:table-cell table:formula="of:=1/12*SUM([.G$2:.G11])" office:value-type="float" office:value="0.5">
            <text:p>0,5</text:p>
          </table:table-cell>
          <table:table-cell table:formula="of:=1/[.A11]*SUM([.$G$2:.G11])" office:value-type="float" office:value="0.6">
            <text:p>0,6</text:p>
          </table:table-cell>
          <table:table-cell/>
          <table:table-cell table:formula="of:=[.K11]*[.G11]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office:value-type="string">
            <text:p>Rapid­miner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Zementis_Inc</text:p>
          </table:table-cell>
          <table:table-cell office:value-type="float" office:value="0">
            <text:p>0</text:p>
          </table:table-cell>
          <table:table-cell table:formula="of:=[.G12]/LOG([.A12]+1)" office:value-type="float" office:value="0">
            <text:p>0</text:p>
          </table:table-cell>
          <table:table-cell table:formula="of:=1/LOG([.A12]+1.2)" office:value-type="float" office:value="0.920505316713423">
            <text:p>0,9205053167</text:p>
          </table:table-cell>
          <table:table-cell table:formula="of:=1/12*SUM([.G$2:.G12])" office:value-type="float" office:value="0.5">
            <text:p>0,5</text:p>
          </table:table-cell>
          <table:table-cell table:formula="of:=1/[.A12]*SUM([.$G$2:.G12])" office:value-type="float" office:value="0.545454545454545">
            <text:p>0,5454545455</text:p>
          </table:table-cell>
          <table:table-cell/>
          <table:table-cell table:formula="of:=[.K12]*[.G12]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Hyperlink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Software_mining</text:p>
          </table:table-cell>
          <table:table-cell office:value-type="float" office:value="0">
            <text:p>0</text:p>
          </table:table-cell>
          <table:table-cell table:formula="of:=[.G13]/LOG([.A13]+1)" office:value-type="float" office:value="0">
            <text:p>0</text:p>
          </table:table-cell>
          <table:table-cell table:formula="of:=1/LOG([.A13]+1.2)" office:value-type="float" office:value="0.892399842751919">
            <text:p>0,8923998428</text:p>
          </table:table-cell>
          <table:table-cell table:formula="of:=1/12*SUM([.G$2:.G13])" office:value-type="float" office:value="0.5">
            <text:p>0,5</text:p>
          </table:table-cell>
          <table:table-cell table:formula="of:=1/[.A13]*SUM([.$G$2:.G13])" office:value-type="float" office:value="0.5">
            <text:p>0,5</text:p>
          </table:table-cell>
          <table:table-cell/>
          <table:table-cell table:formula="of:=[.K13]*[.G13]"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string">
            <text:p>Average Precision</text:p>
          </table:table-cell>
          <table:table-cell table:formula="of:=SUM([.M2:.M13])/12" office:value-type="float" office:value="0.408928571428571">
            <text:p>0,4089285714</text:p>
          </table:table-cell>
        </table:table-row>
        <table:table-row table:style-name="ro1">
          <table:table-cell table:number-columns-repeated="5"/>
          <table:table-cell office:value-type="string">
            <text:p>DCG</text:p>
          </table:table-cell>
          <table:table-cell/>
          <table:table-cell table:formula="of:=SUM([.H2:.H13])/SUM([.I2:.I13])" office:value-type="float" office:value="0.591144933552016">
            <text:p>0,5911449336</text:p>
          </table:table-cell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11">
            <text:p>1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.12">
            <text:p>1,1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.11">
            <text:p>3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.12">
            <text:p>3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.11">
            <text:p>4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.12">
            <text:p>4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.11">
            <text:p>5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.12">
            <text:p>5,1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.12">
            <text:p>11,1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ormalized Kenndall Tau</text:p>
          </table:table-cell>
          <table:table-cell table:formula="of:=SUM([.E20:.E34])/(6*5*0.5)" office:value-type="float" office:value="0.333333333333333">
            <text:p>0,3333333333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25.06.2011</text:date>, <text:time>17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Englert</meta:initial-creator>
    <meta:creation-date>2011-06-25T15:41:21</meta:creation-date>
    <dc:date>2011-06-25T17:16:57</dc:date>
    <dc:creator>Frank Englert</dc:creator>
    <meta:editing-duration>PT18M43S</meta:editing-duration>
    <meta:editing-cycles>1</meta:editing-cycles>
    <meta:document-statistic meta:table-count="3" meta:cell-count="188" meta:object-count="0"/>
    <meta:generator>LibreOffice/3.3$Unix LibreOffice_project/330m19$Build-202</meta:generator>
  </office:meta>
</office:document-meta>
</file>